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 style:text-autospace="none"/>
    </style:style>
    <style:style style:name="P10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P14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style:text-underline-style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style:text-underline-style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Segoe UI1" style:font-size-asian="24pt" style:font-style-asian="normal" style:font-weight-asian="bold" style:font-name-complex="Segoe UI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1" style:font-size-asian="16pt" style:font-style-asian="normal" style:font-weight-asian="normal" style:font-name-complex="Segoe U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254cm">
          <draw:text-box>
            <text:p text:style-name="P1"><text:span text:style-name="T1">Hymn #820</text:span></text:p>
            <text:p text:style-name="P1"><text:span text:style-name="T2">“</text:span><text:span text:style-name="T2">My Soul, Now Praise Your Maker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146cm" svg:height="7.011cm" svg:x="1.524cm" svg:y="0.769cm">
          <draw:text-box>
            <text:p text:style-name="P1"><text:span text:style-name="T3">1.</text:span><text:span text:style-name="T4"> My soul, now praise your Maker!</text:span><text:span text:style-name="T4"><text:line-break/></text:span><text:span text:style-name="T4">Let all within me bless His name</text:span><text:span text:style-name="T4"><text:line-break/></text:span><text:span text:style-name="T4">Who makes you full partaker</text:span><text:span text:style-name="T4"><text:line-break/></text:span><text:span text:style-name="T4">Of mercies more than you dare cla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4" draw:layer="layout" svg:width="25.146cm" svg:height="7.011cm" svg:x="1.434cm" svg:y="0.703cm">
          <draw:text-box>
            <text:p text:style-name="P1"><text:span text:style-name="T4">Forget Him not whose meekness</text:span><text:span text:style-name="T4"><text:line-break/></text:span><text:span text:style-name="T4">Still bears with all your sin,</text:span><text:span text:style-name="T4"><text:line-break/></text:span><text:span text:style-name="T4">Who heals your ev’ry weakness,</text:span><text:span text:style-name="T4"><text:line-break/></text:span><text:span text:style-name="T4">Renews your life withi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6" draw:layer="layout" svg:width="24.638cm" svg:height="7.011cm" svg:x="1.778cm" svg:y="1.117cm">
          <draw:text-box>
            <text:p text:style-name="P1"><text:span text:style-name="T4">Whose grace and care are endless</text:span><text:span text:style-name="T4"><text:line-break/></text:span><text:span text:style-name="T4">And saved you through the past;</text:span><text:span text:style-name="T4"><text:line-break/></text:span><text:span text:style-name="T4">Who leaves no suff’rer friendless</text:span><text:span text:style-name="T4"><text:line-break/></text:span><text:span text:style-name="T4">But rights the wronged at la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4" draw:layer="layout" svg:width="25.146cm" svg:height="7.011cm" svg:x="1.546cm" svg:y="0.725cm">
          <draw:text-box>
            <text:p text:style-name="P1"><text:span text:style-name="T5">2.</text:span><text:span text:style-name="T6"> He offers all His treasure</text:span><text:span text:style-name="T6"><text:line-break/></text:span><text:span text:style-name="T6">Of justice, truth, and righteousness,</text:span><text:span text:style-name="T6"><text:line-break/></text:span><text:span text:style-name="T6">His love beyond all measure,</text:span><text:span text:style-name="T6"><text:line-break/></text:span><text:span text:style-name="T6">His yearning pity o’er distres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8" draw:layer="layout" svg:width="25.146cm" svg:height="7.011cm" svg:x="1.524cm" svg:y="0.762cm">
          <draw:text-box>
            <text:p text:style-name="P7"><text:span text:style-name="T6">Nor treats us as we merit</text:span></text:p>
            <text:p text:style-name="P7"><text:span text:style-name="T6">But sets His anger by.</text:span></text:p>
            <text:p text:style-name="P7"><text:span text:style-name="T6">The poor and contrite spirit</text:span></text:p>
            <text:p text:style-name="P7"><text:span text:style-name="T6">Finds His compassion nigh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8" draw:layer="layout" svg:width="25.146cm" svg:height="7.011cm" svg:x="1.524cm" svg:y="0.609cm">
          <draw:text-box>
            <text:p text:style-name="P7"><text:span text:style-name="T6">And high as heav’n above us,</text:span></text:p>
            <text:p text:style-name="P7"><text:span text:style-name="T6">As dawn from close of day,</text:span></text:p>
            <text:p text:style-name="P7"><text:span text:style-name="T6">So far, since He has loved us,</text:span></text:p>
            <text:p text:style-name="P7"><text:span text:style-name="T6">He puts our sins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10" draw:layer="layout" svg:width="25.146cm" svg:height="7.011cm" svg:x="1.524cm" svg:y="0.609cm">
          <draw:text-box>
            <text:p text:style-name="P9"><text:span text:style-name="T5">3.</text:span><text:span text:style-name="T6"> For as a tender father</text:span><text:span text:style-name="T6"><text:line-break/></text:span><text:span text:style-name="T6">Has pity on His children here,</text:span><text:span text:style-name="T6"><text:line-break/></text:span><text:span text:style-name="T6">God in His arms will gather</text:span><text:span text:style-name="T6"><text:line-break/></text:span><text:span text:style-name="T6">All who are His in childlike f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3" draw:text-style-name="P11" draw:layer="layout" svg:width="25.146cm" svg:height="7.011cm" svg:x="1.524cm" svg:y="0.609cm">
          <draw:text-box>
            <text:p text:style-name="P9"><text:span text:style-name="T6">He knows how frail our powers,</text:span><text:span text:style-name="T6"><text:line-break/></text:span><text:span text:style-name="T6">Who but from dust are made.</text:span><text:span text:style-name="T6"><text:line-break/></text:span><text:span text:style-name="T6">We flourish like the flowers,</text:span><text:span text:style-name="T6"><text:line-break/></text:span><text:span text:style-name="T6">And even so we fad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10" draw:layer="layout" svg:width="25.146cm" svg:height="7.011cm" svg:x="1.524cm" svg:y="0.609cm">
          <draw:text-box>
            <text:p text:style-name="P9"><text:span text:style-name="T6">The wind but through them passes,</text:span><text:span text:style-name="T6"><text:line-break/></text:span><text:span text:style-name="T6">And all their bloom is o’er.</text:span><text:span text:style-name="T6"><text:line-break/></text:span><text:span text:style-name="T6">We wither like the grasses;</text:span><text:span text:style-name="T6"><text:line-break/></text:span><text:span text:style-name="T6">Our place knows us no 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3" draw:text-style-name="P12" draw:layer="layout" svg:width="25.146cm" svg:height="7.011cm" svg:x="1.457cm" svg:y="0.702cm">
          <draw:text-box>
            <text:p text:style-name="P7"><text:span text:style-name="T5">4.</text:span><text:span text:style-name="T6"> His grace remains forever,</text:span></text:p>
            <text:p text:style-name="P7"><text:span text:style-name="T6">And children’s children yet shall prove</text:span></text:p>
            <text:p text:style-name="P7"><text:span text:style-name="T6">That God forsakes them never</text:span></text:p>
            <text:p text:style-name="P7"><text:span text:style-name="T6">Who in true fear shall seek His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Hymn_25_20template" presentation:presentation-page-layout-name="AL1T0">
        <draw:frame draw:style-name="gr3" draw:text-style-name="P13" draw:layer="layout" svg:width="25.146cm" svg:height="7.011cm" svg:x="1.524cm" svg:y="0.762cm">
          <draw:text-box>
            <text:p text:style-name="P7"><text:span text:style-name="T6">In heav’n is fixed His dwelling,</text:span></text:p>
            <text:p text:style-name="P7"><text:span text:style-name="T6">His rule is over all;</text:span></text:p>
            <text:p text:style-name="P7"><text:span text:style-name="T6">O hosts with might excelling,</text:span></text:p>
            <text:p text:style-name="P7"><text:span text:style-name="T6">With praise before Him f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Hymn_25_20template" presentation:presentation-page-layout-name="AL1T0">
        <draw:frame draw:style-name="gr4" draw:text-style-name="P6" draw:layer="layout" svg:width="25.146cm" svg:height="12.103cm" svg:x="1.524cm" svg:y="0.597cm">
          <draw:text-box>
            <text:p text:style-name="P1"><text:span text:style-name="T6">Praise Him forever reigning,</text:span><text:span text:style-name="T6"><text:line-break/></text:span><text:span text:style-name="T6">All you who hear His Word—</text:span><text:span text:style-name="T6"><text:line-break/></text:span><text:span text:style-name="T6">Our life and all sustaining.</text:span><text:span text:style-name="T6"><text:line-break/></text:span><text:span text:style-name="T6">My soul, O praise the Lord!</text:span><text:span text:style-name="T6"><text:line-break/></text:span><text:span text:style-name="T6"/></text:p>
            <text:p text:style-name="P14"><text:span text:style-name="T7"/></text:p>
            <text:p text:style-name="P14"><text:span text:style-name="T7"/></text:p>
            <text:p text:style-name="P14"><text:span text:style-name="T7"/></text:p>
            <text:p text:style-name="P14"><text:span text:style-name="T8"><text:s text:c="10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12:19:19.023000000</meta:creation-date>
    <dc:title>Hymn template</dc:title>
    <meta:editing-duration>PT12M9S</meta:editing-duration>
    <meta:editing-cycles>9</meta:editing-cycles>
    <meta:generator>LibreOffice/6.0.1.1$Windows_X86_64 LibreOffice_project/60bfb1526849283ce2491346ed2aa51c465abfe6</meta:generator>
    <meta:initial-creator>Arthur Hoch</meta:initial-creator>
    <dc:date>2018-06-27T10:30:02.475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07-17T12:19:18.733000000"/>
  </office:meta>
</office:document-meta>
</file>